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9cm" fo:padding-right="0.199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9cm" fo:padding-right="0.199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9cm" fo:padding-right="0.199cm" fo:padding-top="0.049cm" fo:padding-bottom="0.049cm" fo:border-left="none" fo:border-right="none" fo:border-top="0.5pt solid #000000" fo:border-bottom="0.5pt solid #000000" style:writing-mode="lr-tb"/>
    </style:style>
    <style:style style:name="SellerBuyer.B2" style:family="table-cell">
      <style:table-cell-properties fo:padding-left="0.199cm" fo:padding-right="0.199cm" fo:padding-top="0.049cm" fo:padding-bottom="0.049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fo:background-color="transparent" fo:keep-together="auto">
        <style:background-image/>
      </style:table-row-properties>
    </style:style>
    <style:style style:name="Positions.A2" style:family="table-cell">
      <style:table-cell-properties style:vertical-align="middle" fo:background-color="#ffffff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Positions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VatMatrix" style:family="table">
      <style:table-properties style:width="11.527cm" fo:margin-left="6.90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VatMatrix.A" style:family="table-column">
      <style:table-column-properties style:column-width="2.194cm"/>
    </style:style>
    <style:style style:name="VatMatrix.B" style:family="table-column">
      <style:table-column-properties style:column-width="3.194cm"/>
    </style:style>
    <style:style style:name="VatMatrix.C" style:family="table-column">
      <style:table-column-properties style:column-width="2.933cm"/>
    </style:style>
    <style:style style:name="VatMatrix.D" style:family="table-column">
      <style:table-column-properties style:column-width="3.205cm"/>
    </style:style>
    <style:style style:name="VatMatrix.1" style:family="table-row">
      <style:table-row-properties style:min-row-height="0.499cm" fo:background-color="transparent" fo:keep-together="auto">
        <style:background-image/>
      </style:table-row-properties>
    </style:style>
    <style:style style:name="VatMatrix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2" style:family="table-row">
      <style:table-row-properties style:min-row-height="0.499cm"/>
    </style:style>
    <style:style style:name="VatMatrix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none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background-color="#ffffff" fo:padding-left="0.15cm" fo:padding-right="0.15cm" fo:padding-top="0.049cm" fo:padding-bottom="0.049cm" fo:border-left="0.5pt solid #000000" fo:border-right="none" fo:border-top="none" fo:border-bottom="0.5pt solid #000000" style:writing-mode="lr-tb">
        <style:background-image/>
      </style:table-cell-properties>
    </style:style>
    <style:style style:name="Payments" style:family="table">
      <style:table-properties style:width="18.44cm" fo:margin-left="0cm" table:align="left"/>
    </style:style>
    <style:style style:name="Payments.A" style:family="table-column">
      <style:table-column-properties style:column-width="3.251cm"/>
    </style:style>
    <style:style style:name="Payments.B" style:family="table-column">
      <style:table-column-properties style:column-width="5.969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1.5pt solid #000000" style:writing-mode="lr-tb">
        <style:background-image/>
      </style:table-cell-properties>
    </style:style>
    <style:style style:name="Payments.B1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1.5pt solid #000000" style:writing-mode="lr-tb"/>
    </style:style>
    <style:style style:name="Payments.C1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Payments.D1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1.5pt solid #000000" style:writing-mode="lr-tb"/>
    </style:style>
    <style:style style:name="Payments.A2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Payments.B2" style:family="table-cell">
      <style:table-cell-properties style:vertical-align="middle" fo:padding-left="0.15cm" fo:padding-right="0.15cm" fo:padding-top="0.049cm" fo:padding-bottom="0.049cm" fo:border-left="0.5pt solid #000000" fo:border-right="none" fo:border-top="none" fo:border-bottom="0.05pt solid #000000" style:writing-mode="lr-tb"/>
    </style:style>
    <style:style style:name="Payments.C2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none" fo:border-bottom="0.05pt solid #000000" style:writing-mode="lr-tb">
        <style:background-image/>
      </style:table-cell-properties>
    </style:style>
    <style:style style:name="Payments.D2" style:family="table-cell">
      <style:table-cell-properties style:vertical-align="middle" fo:padding-left="0.15cm" fo:padding-right="0.15cm" fo:padding-top="0.049cm" fo:padding-bottom="0.049cm" fo:border-left="0.5pt solid #000000" fo:border-right="none" fo:border-top="none" fo:border-bottom="0.05pt solid #000000" style:writing-mode="lr-tb"/>
    </style:style>
    <style:style style:name="Payments.A3" style:family="table-cell">
      <style:table-cell-properties style:vertical-align="middle" fo:background-color="#d9d9d9" fo:padding-left="0.15cm" fo:padding-right="0.15cm" fo:padding-top="0.049cm" fo:padding-bottom="0.049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3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C3" style:family="table-cell">
      <style:table-cell-properties style:vertical-align="middle" fo:background-color="#d9d9d9" fo:padding-left="0.15cm" fo:padding-right="0.15cm" fo:padding-top="0.049cm" fo:padding-bottom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3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B4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ayments.D4" style:family="table-cell">
      <style:table-cell-properties style:vertical-align="middle" fo:padding-left="0.15cm" fo:padding-right="0.15cm" fo:padding-top="0.049cm" fo:padding-bottom="0.049cm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P2" style:family="paragraph" style:parent-style-name="Normalny">
      <style:paragraph-properties fo:margin-top="0cm" fo:margin-bottom="0cm" style:contextual-spacing="false"/>
      <style:text-properties style:font-name="Liberation Sans" fo:font-size="10pt" style:font-size-asian="10pt" style:font-name-complex="Arial" style:font-size-complex="10pt"/>
    </style:style>
    <style:style style:name="P3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officeooo:rsid="00089ca8" officeooo:paragraph-rsid="00089ca8" style:font-size-asian="10pt" style:font-name-complex="Arial" style:font-size-complex="10pt"/>
    </style:style>
    <style:style style:name="P4" style:family="paragraph" style:parent-style-name="Normalny">
      <style:paragraph-properties fo:margin-top="0cm" fo:margin-bottom="0cm" style:contextual-spacing="false"/>
      <style:text-properties style:font-name="Liberation Sans" fo:font-size="10pt" fo:language="en" fo:country="US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Liberation Sans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6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style style:name="P7" style:family="paragraph" style:parent-style-name="Normalny">
      <style:text-properties style:font-name="Liberation Sans" fo:font-size="12pt" fo:language="en" fo:country="US" style:font-size-asian="12pt" style:font-name-complex="Arial" style:font-size-complex="12pt"/>
    </style:style>
    <style:style style:name="P8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weight="bold" style:font-weight-asian="bold" style:font-name-complex="Arial" style:font-weight-complex="bold"/>
    </style:style>
    <style:style style:name="P9" style:family="paragraph" style:parent-style-name="Normalny">
      <style:paragraph-properties fo:margin-top="0cm" fo:margin-bottom="0cm" style:contextual-spacing="false"/>
      <style:text-properties style:font-name="Liberation Sans" fo:font-weight="bold" style:font-weight-asian="bold" style:font-name-complex="Arial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ny">
      <style:paragraph-properties fo:margin-top="0cm" fo:margin-bottom="0cm" style:contextual-spacing="false" fo:line-height="100%"/>
      <style:text-properties style:font-name="Liberation Sans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2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fo:font-weight="bold" officeooo:rsid="002fb689" officeooo:paragraph-rsid="002fb689" style:font-size-asian="9pt" style:font-weight-asian="bold" style:font-name-complex="Arial" style:font-size-complex="9pt" style:font-weight-complex="bold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name-complex="Arial" style:font-size-complex="9pt"/>
    </style:style>
    <style:style style:name="P14" style:family="paragraph" style:parent-style-name="Normalny">
      <style:paragraph-properties fo:margin-top="0cm" fo:margin-bottom="0cm" style:contextual-spacing="false" fo:line-height="100%"/>
      <style:text-properties style:font-name="Liberation Sans" fo:font-size="9pt" officeooo:rsid="003d5ed9" officeooo:paragraph-rsid="003d5ed9" style:font-size-asian="9pt" style:font-name-complex="Arial" style:font-size-complex="9pt"/>
    </style:style>
    <style:style style:name="P15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Liberation Sans" fo:font-size="9pt" officeooo:rsid="003ea43a" officeooo:paragraph-rsid="003ea43a" style:font-size-asian="9pt" style:font-name-complex="Arial" style:font-size-complex="9pt"/>
    </style:style>
    <style:style style:name="P16" style:family="paragraph" style:parent-style-name="Normalny">
      <style:paragraph-properties fo:margin-top="0cm" fo:margin-bottom="0cm" style:contextual-spacing="false" fo:line-height="100%"/>
      <style:text-properties style:font-name="Liberation Sans" fo:font-size="9pt" style:font-size-asian="9pt" style:font-size-complex="9pt"/>
    </style:style>
    <style:style style:name="P17" style:family="paragraph" style:parent-style-name="Normalny">
      <style:paragraph-properties fo:margin-top="0cm" fo:margin-bottom="0cm" style:contextual-spacing="false"/>
      <style:text-properties style:font-name="Liberation Sans" style:font-name-complex="Arial"/>
    </style:style>
    <style:style style:name="P18" style:family="paragraph" style:parent-style-name="Normalny">
      <style:paragraph-properties fo:margin-top="0cm" fo:margin-bottom="0cm" style:contextual-spacing="false"/>
      <style:text-properties style:font-name="Liberation Sans" officeooo:rsid="000386f8" officeooo:paragraph-rsid="000386f8" style:font-name-complex="Arial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Liberation Sans" style:font-name-complex="Arial"/>
    </style:style>
    <style:style style:name="P20" style:family="paragraph" style:parent-style-name="Normalny">
      <style:paragraph-properties fo:text-align="start" style:justify-single-word="false"/>
      <style:text-properties style:font-name="Liberation Sans" fo:font-size="16pt" fo:language="en" fo:country="US" officeooo:paragraph-rsid="003d5ed9" style:font-size-asian="16pt" style:font-name-complex="Arial" style:font-size-complex="16pt"/>
    </style:style>
    <style:style style:name="P21" style:family="paragraph" style:parent-style-name="Normalny">
      <style:paragraph-properties fo:margin-top="0cm" fo:margin-bottom="0cm" style:contextual-spacing="false"/>
    </style:style>
    <style:style style:name="P22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23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24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5" style:family="paragraph" style:parent-style-name="Normalny">
      <style:paragraph-properties fo:margin-top="0cm" fo:margin-bottom="0cm" style:contextual-spacing="false" fo:line-height="100%"/>
    </style:style>
    <style:style style:name="P26" style:family="paragraph" style:parent-style-name="Normalny">
      <style:paragraph-properties fo:margin-top="0cm" fo:margin-bottom="0cm" style:contextual-spacing="false" fo:line-height="100%"/>
      <style:text-properties officeooo:rsid="002fb689" officeooo:paragraph-rsid="002fb689"/>
    </style:style>
    <style:style style:name="P27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Liberation Sans" fo:font-size="16pt" fo:language="en" fo:country="US" officeooo:paragraph-rsid="003d5ed9" style:font-size-asian="16pt" style:font-name-complex="Arial" style:font-size-complex="16pt"/>
    </style:style>
    <style:style style:name="T1" style:family="text">
      <style:text-properties officeooo:rsid="0031f303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Liberation Sans" fo:font-size="9pt" style:font-size-asian="9pt" style:font-name-complex="Arial" style:font-size-complex="9pt"/>
    </style:style>
    <style:style style:name="T6" style:family="text">
      <style:text-properties style:font-name="Liberation Sans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Liberation Sans" fo:font-size="12pt" style:font-size-asian="12pt" style:font-name-complex="Arial" style:font-size-complex="12pt"/>
    </style:style>
    <style:style style:name="T8" style:family="text">
      <style:text-properties fo:font-weight="bold" style:font-weight-asian="bold"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ayment_date"/>
        <text:variable-decl office:value-type="string" text:name="comments"/>
        <text:variable-decl office:value-type="string" text:name="amount"/>
        <text:variable-decl office:value-type="string" text:name="issue_date"/>
        <text:variable-decl office:value-type="string" text:name="issuer_signature"/>
        <text:variable-decl office:value-type="string" text:name="bank_name"/>
        <text:variable-decl office:value-type="string" text:name="bank_account_number"/>
        <text:variable-decl office:value-type="string" text:name="payment_status"/>
        <text:variable-decl office:value-type="string" text:name="payment_method"/>
        <text:variable-decl office:value-type="string" text:name="amount_in_words"/>
        <text:variable-decl office:value-type="string" text:name="payment_deadline"/>
        <text:variable-decl office:value-type="string" text:name="paid_amount"/>
        <text:variable-decl office:value-type="string" text:name="paid_amoun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FAKTURA VAT NR: <text:variable-set text:name="invoice_number" office:value-type="string">${invoice_number}</text:variable-set></text:p>
      <text:p text:style-name="P20"/>
      <text:p text:style-name="P7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8">Sprzedawca</text:p>
          </table:table-cell>
          <table:table-cell table:style-name="SellerBuyer.B1" office:value-type="string">
            <text:p text:style-name="P8">Nabywca</text:p>
          </table:table-cell>
        </table:table-row>
        <table:table-row>
          <table:table-cell table:style-name="SellerBuyer.A2" office:value-type="string">
            <text:p text:style-name="P3"><text:variable-set text:name="seller" office:value-type="string">${seller}</text:variable-set></text:p>
          </table:table-cell>
          <table:table-cell table:style-name="SellerBuyer.B2" office:value-type="string">
            <text:p text:style-name="P5"><text:variable-set text:name="buyer" office:value-type="string">${buyer}</text:variable-set></text:p>
          </table:table-cell>
        </table:table-row>
      </table:table>
      <text:p text:style-name="P4"/>
      <text:p text:style-name="P21"><text:span text:style-name="Domyślna_20_czcionka_20_akapitu"><text:span text:style-name="T3">Data wystawienia:</text:span></text:span><text:span text:style-name="Domyślna_20_czcionka_20_akapitu"><text:span text:style-name="T2"> </text:span></text:span><text:span text:style-name="Domyślna_20_czcionka_20_akapitu"><text:span text:style-name="T2"><text:variable-set text:name="issue_date" office:value-type="string">${issue_date}</text:variable-set></text:span></text:span></text:p>
      <text:p text:style-name="P2"><text:span text:style-name="T8">Data dostawy towaru/wykonania usługi:</text:span> <text:variable-set text:name="service_date" office:value-type="string">${service_date}</text:variable-set></text:p>
      <text:p text:style-name="P2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12">L.p.</text:p>
          </table:table-cell>
          <table:table-cell table:style-name="Positions.B1" office:value-type="string">
            <text:p text:style-name="P11">Nazwa towaru/usługi</text:p>
          </table:table-cell>
          <table:table-cell table:style-name="Positions.B1" office:value-type="string">
            <text:p text:style-name="P11">Ilość</text:p>
          </table:table-cell>
          <table:table-cell table:style-name="Positions.B1" office:value-type="string">
            <text:p text:style-name="P11">J.m.</text:p>
          </table:table-cell>
          <table:table-cell table:style-name="Positions.B1" office:value-type="string">
            <text:p text:style-name="P11">Cena j. netto bez rabatu (zł)</text:p>
          </table:table-cell>
          <table:table-cell table:style-name="Positions.B1" office:value-type="string">
            <text:p text:style-name="P11">Rabat (%)</text:p>
          </table:table-cell>
          <table:table-cell table:style-name="Positions.B1" office:value-type="string">
            <text:p text:style-name="P11">Cena j. netto (zł)</text:p>
          </table:table-cell>
          <table:table-cell table:style-name="Positions.B1" office:value-type="string">
            <text:p text:style-name="P11">Wartość netto (zł)</text:p>
          </table:table-cell>
          <table:table-cell table:style-name="Positions.B1" office:value-type="string">
            <text:p text:style-name="P11">VAT (%)</text:p>
          </table:table-cell>
        </table:table-row>
        <table:table-row table:style-name="Positions.2">
          <table:table-cell table:style-name="Positions.A2" office:value-type="string">
            <text:p text:style-name="P15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4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  <table:table-cell table:style-name="Positions.B2" office:value-type="string">
            <text:p text:style-name="P13"/>
          </table:table-cell>
        </table:table-row>
      </table:table>
      <text:p text:style-name="P2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10">Stawka VAT</text:p>
          </table:table-cell>
          <table:table-cell table:style-name="VatMatrix.B1" office:value-type="string">
            <text:p text:style-name="P10">Wartość netto (zł)</text:p>
          </table:table-cell>
          <table:table-cell table:style-name="VatMatrix.B1" office:value-type="string">
            <text:p text:style-name="P10">Wartość VAT (zł)</text:p>
          </table:table-cell>
          <table:table-cell table:style-name="VatMatrix.B1" office:value-type="string">
            <text:p text:style-name="P10">Wartość brutto (zł)</text:p>
          </table:table-cell>
        </table:table-row>
        <table:table-row table:style-name="VatMatrix.2">
          <table:table-cell table:style-name="VatMatrix.A2" office:value-type="string">
            <text:p text:style-name="P10"/>
          </table:table-cell>
          <table:table-cell table:style-name="VatMatrix.B2" office:value-type="string">
            <text:p text:style-name="P14"/>
          </table:table-cell>
          <table:table-cell table:style-name="VatMatrix.B2" office:value-type="string">
            <text:p text:style-name="P13"/>
          </table:table-cell>
          <table:table-cell table:style-name="VatMatrix.B2" office:value-type="string">
            <text:p text:style-name="P13"/>
          </table:table-cell>
        </table:table-row>
      </table:table>
      <text:p text:style-name="P17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26"><text:span text:style-name="Domyślna_20_czcionka_20_akapitu"><text:span text:style-name="T4">Zapłacono</text:span></text:span></text:p>
          </table:table-cell>
          <table:table-cell table:style-name="Payments.B1" office:value-type="string">
            <text:p text:style-name="P16"><text:variable-set text:name="paid_amount" office:value-type="string">${paid_amount}</text:variable-set><text:s/><text:span text:style-name="T1">zł</text:span></text:p>
          </table:table-cell>
          <table:table-cell table:style-name="Payments.C1" office:value-type="string">
            <text:p text:style-name="P11">Data płatności</text:p>
          </table:table-cell>
          <table:table-cell table:style-name="Payments.D1" office:value-type="string">
            <text:p text:style-name="P13"><text:variable-set text:name="paid_amount_date" office:value-type="string">${paid_amount_date}</text:variable-set></text:p>
          </table:table-cell>
        </table:table-row>
        <table:table-row table:style-name="Payments.1">
          <table:table-cell table:style-name="Payments.A2" office:value-type="string">
            <text:p text:style-name="P25"><text:span text:style-name="Domyślna_20_czcionka_20_akapitu"><text:span text:style-name="T6"><text:variable-set text:name="payment_status" office:value-type="string">${payment_status}</text:variable-set></text:span></text:span></text:p>
          </table:table-cell>
          <table:table-cell table:style-name="Payments.B2" office:value-type="string">
            <text:p text:style-name="P25"><text:span text:style-name="Domyślna_20_czcionka_20_akapitu"><text:span text:style-name="T7"><text:variable-set text:name="amount" office:value-type="string">${amount}</text:variable-set></text:span></text:span><text:span text:style-name="Domyślna_20_czcionka_20_akapitu"><text:span text:style-name="T7"><text:s/>zł</text:span></text:span></text:p>
          </table:table-cell>
          <table:table-cell table:style-name="Payments.C2" office:value-type="string">
            <text:p text:style-name="P10">Słownie</text:p>
          </table:table-cell>
          <table:table-cell table:style-name="Payments.D2" office:value-type="string">
            <text:p text:style-name="P13"><text:variable-set text:name="amount_in_words" office:value-type="string">${amount_in_words}</text:variable-set></text:p>
          </table:table-cell>
        </table:table-row>
        <table:table-row table:style-name="Payments.1">
          <table:table-cell table:style-name="Payments.A3" office:value-type="string">
            <text:p text:style-name="P25"><text:span text:style-name="Domyślna_20_czcionka_20_akapitu"><text:span text:style-name="T4">Forma zapłaty</text:span></text:span></text:p>
          </table:table-cell>
          <table:table-cell table:style-name="Payments.B3" office:value-type="string">
            <text:p text:style-name="P13"><text:variable-set text:name="payment_method" office:value-type="string">${payment_method}</text:variable-set></text:p>
          </table:table-cell>
          <table:table-cell table:style-name="Payments.C3" office:value-type="string">
            <text:p text:style-name="P25"><text:span text:style-name="Domyślna_20_czcionka_20_akapitu"><text:span text:style-name="T4">Termin płatności</text:span></text:span></text:p>
          </table:table-cell>
          <table:table-cell table:style-name="Payments.D3" office:value-type="string">
            <text:p text:style-name="P13"><text:variable-set text:name="payment_deadline" office:value-type="string">${payment_deadline}</text:variable-set></text:p>
          </table:table-cell>
        </table:table-row>
        <table:table-row table:style-name="Payments.1">
          <table:table-cell table:style-name="Payments.A3" office:value-type="string">
            <text:p text:style-name="P25"><text:span text:style-name="Domyślna_20_czcionka_20_akapitu"><text:span text:style-name="T4">Bank</text:span></text:span></text:p>
          </table:table-cell>
          <table:table-cell table:style-name="Payments.B4" office:value-type="string">
            <text:p text:style-name="P13"><text:variable-set text:name="bank_name" office:value-type="string">${bank_name}</text:variable-set></text:p>
          </table:table-cell>
          <table:table-cell table:style-name="Payments.C3" office:value-type="string">
            <text:p text:style-name="P25"><text:span text:style-name="Domyślna_20_czcionka_20_akapitu"><text:span text:style-name="T4">Nr rachunku</text:span></text:span></text:p>
          </table:table-cell>
          <table:table-cell table:style-name="Payments.D4" office:value-type="string">
            <text:p text:style-name="P13"><text:variable-set text:name="bank_account_number" office:value-type="string">${bank_account_number}</text:variable-set></text:p>
          </table:table-cell>
        </table:table-row>
      </table:table>
      <text:p text:style-name="P17"/>
      <text:p text:style-name="P9">Uwagi:</text:p>
      <text:p text:style-name="P18"><text:variable-set text:name="comments" office:value-type="string">${comments}</text:variable-set></text:p>
      <text:p text:style-name="P17"/>
      <text:p text:style-name="P17"/>
      <text:p text:style-name="P17"/>
      <text:p text:style-name="P17"/>
      <text:p text:style-name="P17"><text:s/></text:p>
      <text:section text:style-name="Sect1" text:name="Sect1">
        <text:p text:style-name="P19"/>
        <text:p text:style-name="P22"><text:span text:style-name="Domyślna_20_czcionka_20_akapitu"><text:span text:style-name="T5">data i podpis nabywcy</text:span></text:span></text:p>
        <text:p text:style-name="P24"><text:span text:style-name="Domyślna_20_czcionka_20_akapitu"><text:span text:style-name="T3"><text:variable-set text:name="issuer_signature" office:value-type="string">${issuer_signature}</text:variable-set></text:span></text:span></text:p>
        <text:p text:style-name="P23"><text:span text:style-name="Domyślna_20_czcionka_20_akapitu"><text:span text:style-name="T5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Liberation Sans"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dc:description/>
    <dc:subject/>
    <meta:initial-creator>Harry</meta:initial-creator>
    <meta:creation-date>2020-01-01T19:38:00Z</meta:creation-date>
    <dc:date>2024-03-29T21:04:12.352000000</dc:date>
    <meta:print-date>2019-12-01T20:09:00Z</meta:print-date>
    <meta:editing-cycles>59</meta:editing-cycles>
    <meta:editing-duration>P2DT15H10M31S</meta:editing-duration>
    <meta:document-statistic meta:table-count="4" meta:image-count="0" meta:object-count="0" meta:page-count="1" meta:paragraph-count="43" meta:word-count="87" meta:character-count="684" meta:non-whitespace-character-count="638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